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inkMacSystemFont" svg:font-family="BlinkMacSystemFont, apple-system"/>
    <style:font-face style:name="BlinkMacSystemFont1" svg:font-family="BlinkMacSystemFont, apple-system, 'Segoe UI', Roboto, Helvetica, Arial, sans-serif"/>
    <style:font-face style:name="Consolas" svg:font-family="Consolas, 'Lucida Console'"/>
    <style:font-face style:name="Consolas1" svg:font-family="Consolas, 'Lucida Console', Menlo, Monaco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642cm" style:rel-column-width="14042*"/>
    </style:style>
    <style:style style:name="Tabla2.B" style:family="table-column">
      <style:table-column-properties style:column-width="3.642cm" style:rel-column-width="14044*"/>
    </style:style>
    <style:style style:name="Tabla2.C" style:family="table-column">
      <style:table-column-properties style:column-width="2.429cm" style:rel-column-width="9363*"/>
    </style:style>
    <style:style style:name="Tabla2.E" style:family="table-column">
      <style:table-column-properties style:column-width="2.429cm" style:rel-column-width="9362*"/>
    </style:style>
    <style:style style:name="Tabla2.F" style:family="table-column">
      <style:table-column-properties style:column-width="2.429cm" style:rel-column-width="9361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F1" style:family="table-cell">
      <style:table-cell-properties fo:padding="0.097cm" fo:border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C" style:family="table-column">
      <style:table-column-properties style:column-width="3.401cm" style:rel-column-width="13108*"/>
    </style:style>
    <style:style style:name="Tabla1.E" style:family="table-column">
      <style:table-column-properties style:column-width="3.399cm" style:rel-column-width="13106*"/>
    </style:style>
    <style:style style:name="Tabla1.1" style:family="table-row">
      <style:table-row-properties style:min-row-height="0.778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51cm" style:rel-column-width="16384*"/>
    </style:style>
    <style:style style:name="Tabla3.D" style:family="table-column">
      <style:table-column-properties style:column-width="4.249cm" style:rel-column-width="16383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51cm" style:rel-column-width="16383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C" style:family="table-column">
      <style:table-column-properties style:column-width="3.401cm" style:rel-column-width="13108*"/>
    </style:style>
    <style:style style:name="Tabla5.E" style:family="table-column">
      <style:table-column-properties style:column-width="3.399cm" style:rel-column-width="13106*"/>
    </style:style>
    <style:style style:name="Tabla5.1" style:family="table-row">
      <style:table-row-properties style:min-row-height="0.778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E1" style:family="table-cell">
      <style:table-cell-properties fo:padding="0.097cm" fo:border="0.5pt solid #000000"/>
    </style:style>
    <style:style style:name="P1" style:family="paragraph" style:parent-style-name="Header">
      <style:text-properties officeooo:rsid="001a015f" officeooo:paragraph-rsid="001a015f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text-properties officeooo:paragraph-rsid="001a7310"/>
    </style:style>
    <style:style style:name="P4" style:family="paragraph" style:parent-style-name="Heading_20_2">
      <style:text-properties fo:font-size="12pt" fo:font-weight="normal" officeooo:paragraph-rsid="001a7310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rsid="001a015f" officeooo:paragraph-rsid="001a015f"/>
    </style:style>
    <style:style style:name="P6" style:family="paragraph" style:parent-style-name="Standard">
      <style:paragraph-properties fo:text-align="center" style:justify-single-word="false"/>
      <style:text-properties officeooo:rsid="001a015f" officeooo:paragraph-rsid="001a015f"/>
    </style:style>
    <style:style style:name="P7" style:family="paragraph" style:parent-style-name="Standard">
      <style:paragraph-properties fo:text-align="start" style:justify-single-word="false"/>
      <style:text-properties officeooo:rsid="001a015f" officeooo:paragraph-rsid="001a015f"/>
    </style:style>
    <style:style style:name="P8" style:family="paragraph" style:parent-style-name="Standard">
      <style:paragraph-properties fo:text-align="start" style:justify-single-word="false"/>
      <style:text-properties officeooo:paragraph-rsid="001a015f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a015f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1a7310"/>
    </style:style>
    <style:style style:name="P11" style:family="paragraph" style:parent-style-name="Standard" style:list-style-name="L5">
      <style:paragraph-properties fo:text-align="start" style:justify-single-word="false"/>
      <style:text-properties officeooo:paragraph-rsid="001a7310"/>
    </style:style>
    <style:style style:name="P12" style:family="paragraph" style:parent-style-name="Standard">
      <style:paragraph-properties fo:text-align="start" style:justify-single-word="false"/>
      <style:text-properties officeooo:rsid="001a7310" officeooo:paragraph-rsid="001a7310"/>
    </style:style>
    <style:style style:name="P13" style:family="paragraph" style:parent-style-name="Standard" style:list-style-name="L4">
      <style:paragraph-properties fo:text-align="start" style:justify-single-word="false"/>
      <style:text-properties officeooo:rsid="001a7310" officeooo:paragraph-rsid="001a7310"/>
    </style:style>
    <style:style style:name="P14" style:family="paragraph" style:parent-style-name="Standard" style:list-style-name="L5">
      <style:paragraph-properties fo:text-align="start" style:justify-single-word="false"/>
      <style:text-properties officeooo:rsid="001a7310" officeooo:paragraph-rsid="001a7310"/>
    </style:style>
    <style:style style:name="P15" style:family="paragraph" style:parent-style-name="Standard">
      <style:paragraph-properties fo:text-align="start" style:justify-single-word="false"/>
      <style:text-properties fo:font-weight="normal" officeooo:paragraph-rsid="001a731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rsid="00200307" officeooo:paragraph-rsid="00200307"/>
    </style:style>
    <style:style style:name="P17" style:family="paragraph" style:parent-style-name="Standard">
      <style:text-properties officeooo:paragraph-rsid="00200307"/>
    </style:style>
    <style:style style:name="P18" style:family="paragraph" style:parent-style-name="Table_20_Contents">
      <style:paragraph-properties fo:text-align="start" style:justify-single-word="false"/>
      <style:text-properties officeooo:rsid="001a015f" officeooo:paragraph-rsid="001a015f"/>
    </style:style>
    <style:style style:name="P19" style:family="paragraph" style:parent-style-name="Table_20_Contents">
      <style:paragraph-properties fo:text-align="start" style:justify-single-word="false"/>
      <style:text-properties officeooo:rsid="001a7310" officeooo:paragraph-rsid="001a7310"/>
    </style:style>
    <style:style style:name="P20" style:family="paragraph" style:parent-style-name="Table_20_Contents">
      <style:paragraph-properties fo:text-align="start" style:justify-single-word="false"/>
      <style:text-properties officeooo:rsid="001a7310" officeooo:paragraph-rsid="00200307"/>
    </style:style>
    <style:style style:name="P21" style:family="paragraph" style:parent-style-name="Text_20_body">
      <style:text-properties officeooo:paragraph-rsid="001a7310"/>
    </style:style>
    <style:style style:name="P22" style:family="paragraph" style:parent-style-name="Text_20_body">
      <style:text-properties officeooo:rsid="001a7310" officeooo:paragraph-rsid="001a7310"/>
    </style:style>
    <style:style style:name="P23" style:family="paragraph" style:parent-style-name="Text_20_body">
      <style:text-properties officeooo:rsid="00200307" officeooo:paragraph-rsid="00200307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 loext:hyphenation-no-caps="false" loext:hyphenation-no-last-word="false"/>
    </style:style>
    <style:style style:name="P25" style:family="paragraph">
      <loext:graphic-properties draw:fill-color="#323232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4f2f2" loext:opacity="10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1" style:font-size-asian="10.5pt" style:language-asian="zh" style:country-asian="CN" style:font-style-asian="normal" style:font-weight-asian="normal" style:font-name-complex="Noto Sans Devanagar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6" style:family="paragraph">
      <style:paragraph-properties fo:text-align="center"/>
      <style:text-properties fo:color="#ffffff" loext:opacity="100%"/>
    </style:style>
    <style:style style:name="P27" style:family="paragraph">
      <loext:graphic-properties draw:fill-color="#333333"/>
      <style:paragraph-properties fo:text-align="center"/>
      <style:text-properties fo:color="#ffffff" loext:opacity="100%" loext:color-lum-mod="100%" loext:color-lum-off="0%"/>
    </style:style>
    <style:style style:name="P28" style:family="paragraph">
      <loext:graphic-properties draw:fill-color="#333333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1" style:font-size-asian="10.5pt" style:language-asian="zh" style:country-asian="CN" style:font-style-asian="normal" style:font-weight-asian="normal" style:font-name-complex="Noto Sans Devanagar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d320" loext:opacity="100%" fo:font-size="12pt" fo:hyphenate="false" loext:hyphenation-no-caps="false" loext:hyphenation-no-last-word="false"/>
    </style:style>
    <style:style style:name="P30" style:family="paragraph">
      <loext:graphic-properties draw:fill-color="#333333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d320" loext:opacity="100%" loext:color-lum-mod="100%" loext:color-lum-off="0%" fo:font-size="12pt" fo:hyphenate="false" loext:hyphenation-no-caps="false" loext:hyphenation-no-last-word="false"/>
    </style:style>
    <style:style style:name="P31" style:family="paragraph">
      <loext:graphic-properties draw:fill="none" draw:fill-color="#ffffff"/>
      <style:text-properties fo:font-size="22pt" style:font-size-asian="22pt" style:font-size-complex="22pt"/>
    </style:style>
    <style:style style:name="P32" style:family="paragraph">
      <style:text-properties fo:font-size="18pt" style:font-size-asian="18pt" style:font-size-complex="18pt"/>
    </style:style>
    <style:style style:name="P33" style:family="paragraph">
      <loext:graphic-properties draw:fill="none" draw:fill-color="#ffffff"/>
      <style:text-properties fo:color="#7e0021" loext:opacity="100%" loext:color-lum-mod="100%" loext:color-lum-off="0%" fo:font-size="18pt" style:font-size-asian="18pt" style:font-size-complex="18pt"/>
    </style:style>
    <style:style style:name="P34" style:family="paragraph">
      <style:paragraph-properties fo:text-align="center"/>
      <style:text-properties fo:font-size="12pt"/>
    </style:style>
    <style:style style:name="P35" style:family="paragraph">
      <style:paragraph-properties fo:text-align="center"/>
    </style:style>
    <style:style style:name="P36" style:family="paragraph">
      <style:paragraph-properties fo:text-align="center" style:writing-mode="lr-tb"/>
      <style:text-properties fo:color="#ffffff" loext:opacity="100%" fo:font-size="12pt"/>
    </style:style>
    <style:style style:name="P37" style:family="paragraph">
      <loext:graphic-properties draw:fill-color="#333333"/>
      <style:paragraph-properties fo:text-align="center" style:writing-mode="lr-tb"/>
      <style:text-properties fo:color="#ffffff" loext:opacity="100%" loext:color-lum-mod="100%" loext:color-lum-off="0%" fo:font-size="12pt"/>
    </style:style>
    <style:style style:name="T1" style:family="text">
      <style:text-properties officeooo:rsid="001a015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7310" style:font-weight-asian="bold" style:font-weight-complex="bold"/>
    </style:style>
    <style:style style:name="T4" style:family="text">
      <style:text-properties officeooo:rsid="001a731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7310" style:font-weight-asian="normal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313130" loext:opacity="100%" style:font-name="BlinkMacSystemFont1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officeooo:rsid="00200307"/>
    </style:style>
    <style:style style:name="T10" style:family="text">
      <style:text-properties fo:color="#c9211e" loext:opacity="100%"/>
    </style:style>
    <style:style style:name="T11" style:family="text">
      <style:text-properties fo:font-variant="normal" fo:text-transform="none" fo:color="#f4f2f2" loext:opacity="10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1" style:font-size-asian="10.5pt" style:language-asian="zh" style:country-asian="CN" style:font-style-asian="normal" style:font-weight-asian="normal" style:font-name-complex="Noto Sans Devanagar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1" style:font-size-asian="10.5pt" style:language-asian="zh" style:country-asian="CN" style:font-style-asian="normal" style:font-weight-asian="normal" style:font-name-complex="Noto Sans Devanagar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1" style:font-size-asian="10.5pt" style:language-asian="zh" style:country-asian="CN" style:font-style-asian="normal" style:font-weight-asian="normal" style:font-name-complex="Noto Sans Devanagar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ffd320" loext:opacity="100%" fo:font-size="12pt"/>
    </style:style>
    <style:style style:name="T15" style:family="text">
      <style:text-properties fo:color="#ffd320" loext:opacity="100%" fo:font-size="18pt" style:font-size-asian="18pt" style:font-size-complex="18pt"/>
    </style:style>
    <style:style style:name="T16" style:family="text">
      <style:text-properties fo:font-variant="normal" fo:text-transform="none" fo:color="#ffd320" loext:opacity="100%" style:text-outline="false" style:text-line-through-style="none" style:text-line-through-type="none" style:text-position="0% 100%" style:font-name="Liberation Serif" fo:font-size="1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1" style:font-size-asian="18pt" style:language-asian="zh" style:country-asian="CN" style:font-style-asian="normal" style:font-weight-asian="normal" style:font-name-complex="Noto Sans Devanagari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ffd320" loext:opacity="10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1" style:font-size-asian="10.5pt" style:language-asian="zh" style:country-asian="CN" style:font-style-asian="normal" style:font-weight-asian="normal" style:font-name-complex="Noto Sans Devanagar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7e0021" loext:opacity="100%" fo:font-size="18pt" style:font-size-asian="18pt" style:font-size-complex="18pt"/>
    </style:style>
    <style:style style:name="T20" style:family="text">
      <style:text-properties fo:color="#ffffff" loext:opacity="100%"/>
    </style:style>
    <style:style style:name="T21" style:family="text">
      <style:text-properties fo:color="#ffffff" loext:opacity="100%" fo:font-size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marker-end="Puntas_20_de_20_flecha_20_1" draw:textarea-horizontal-align="justify" draw:textarea-vertical-align="middle" draw:auto-grow-height="false" fo:min-height="0.621cm" fo:min-width="2.4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end="Puntas_20_de_20_flecha_20_1" draw:textarea-horizontal-align="justify" draw:textarea-vertical-align="middle" draw:auto-grow-height="false" fo:min-height="0.621cm" fo:min-width="7.1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323232" draw:marker-end="Puntas_20_de_20_flecha_20_1" draw:fill-color="#323232" draw:textarea-horizontal-align="justify" draw:textarea-vertical-align="top" draw:auto-grow-height="false" fo:min-height="4.129cm" fo:min-width="16.3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ff420e" draw:fill-color="#333333" draw:textarea-horizontal-align="justify" draw:textarea-vertical-align="middle" draw:auto-grow-height="false" fo:min-height="0.769cm" fo:min-width="2.8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333333" draw:marker-end="Puntas_20_de_20_flecha_20_1" draw:fill-color="#333333" draw:textarea-horizontal-align="justify" draw:textarea-vertical-align="top" draw:auto-grow-height="false" fo:min-height="5.606cm" fo:min-width="16.6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ffd320" draw:marker-end="Puntas_20_de_20_flecha_20_1" draw:fill-color="#333333" draw:textarea-horizontal-align="justify" draw:textarea-vertical-align="top" draw:auto-grow-height="false" fo:min-height="3.007cm" fo:min-width="16.7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ff420e" draw:fill-color="#333333" draw:textarea-horizontal-align="justify" draw:textarea-vertical-align="middle" draw:auto-grow-height="false" fo:min-height="0.778cm" fo:min-width="6.2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color="#ff420e" draw:fill-color="#333333" draw:textarea-horizontal-align="justify" draw:textarea-vertical-align="middle" draw:auto-grow-height="false" fo:min-height="1.556cm" fo:min-width="6.2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color="#ff420e" draw:fill-color="#333333" draw:textarea-horizontal-align="justify" draw:textarea-vertical-align="middle" draw:auto-grow-height="false" fo:min-height="2.344cm" fo:min-width="2.7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marker-end="Puntas_20_de_20_flecha_20_1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color="#ff420e" draw:fill-color="#333333" draw:textarea-horizontal-align="justify" draw:textarea-vertical-align="middle" draw:auto-grow-height="false" fo:min-height="1.122cm" fo:min-width="6.2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svg:stroke-color="#ff420e" draw:fill-color="#333333" draw:textarea-horizontal-align="justify" draw:textarea-vertical-align="middle" draw:auto-grow-height="false" fo:min-height="1.122cm" fo:min-width="9.8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svg:stroke-width="0.159cm" svg:stroke-color="#7e0021" draw:marker-start-width="0.591cm" draw:marker-end="Puntas_20_de_20_flecha_20_1" draw:marker-end-width="0.591cm" draw:textarea-horizontal-align="center" draw:textarea-vertical-align="middle" fo:padding-top="0.079cm" fo:padding-bottom="0.079cm" fo:padding-left="0.079cm" fo:padding-right="0.0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ff420e" draw:fill-color="#333333" draw:textarea-horizontal-align="justify" draw:textarea-vertical-align="middle" draw:auto-grow-height="false" fo:min-height="1.122cm" fo:min-width="2.8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svg:stroke-color="#333333" draw:fill-color="#333333" draw:textarea-horizontal-align="justify" draw:textarea-vertical-align="middle" draw:auto-grow-height="false" fo:min-height="4.946cm" fo:min-width="11.7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svg:stroke-color="#333333" draw:fill-color="#333333" draw:textarea-horizontal-align="justify" draw:textarea-vertical-align="middle" draw:auto-grow-height="false" fo:min-height="4.981cm" fo:min-width="2.8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svg:stroke-color="#333333" draw:fill-color="#333333" draw:textarea-horizontal-align="justify" draw:textarea-vertical-align="middle" draw:auto-grow-height="false" fo:min-height="0.545cm" fo:min-width="14.7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svg:stroke-color="#333333" draw:fill-color="#333333" draw:textarea-horizontal-align="justify" draw:textarea-vertical-align="middle" draw:auto-grow-height="false" fo:min-height="0.489cm" fo:min-width="5.6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svg:stroke-width="0.106cm" svg:stroke-color="#7e0021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333333" draw:fill-color="#333333" draw:textarea-horizontal-align="justify" draw:textarea-vertical-align="middle" draw:auto-grow-height="false" fo:min-height="1.12cm" fo:min-width="4.7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svg:stroke-color="#333333" draw:fill-color="#333333" draw:textarea-horizontal-align="justify" draw:textarea-vertical-align="middle" draw:auto-grow-height="false" fo:min-height="1.15cm" fo:min-width="5.5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svg:stroke-color="#333333" draw:fill-color="#333333" draw:textarea-horizontal-align="justify" draw:textarea-vertical-align="middle" draw:auto-grow-height="false" fo:min-height="1.221cm" fo:min-width="3.9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h text:style-name="P2" text:outline-level="1"><text:span text:style-name="T1">Post</text:span><text:span text:style-name="T9">Graph</text:span><text:line-break/></text:h>
      <text:p text:style-name="P5">En este documento se e<text:span text:style-name="T4">x</text:span>plica el algoritmo y funcionamiento <text:s/>para crear el contenido y el diseño de un pagina de post mediante la utilización de la interfaz <text:span text:style-name="T4">gráfica</text:span>.</text:p>
      <text:p text:style-name="P5"><draw:custom-shape text:anchor-type="paragraph" draw:z-index="0" draw:name="Forma 1" draw:style-name="gr23" draw:text-style-name="P27" svg:width="3.924cm" svg:height="1.221cm" svg:x="6.133cm" svg:y="0.709cm"><text:p text:style-name="P35"><text:span text:style-name="T20">Post</text:span></text:p><draw:enhanced-geometry svg:viewBox="0 0 21600 21600" draw:type="rectangle" draw:enhanced-path="M 0 0 L 21600 0 21600 21600 0 21600 0 0 Z N"/></draw:custom-shape><text:line-break/></text:p>
      <text:p text:style-name="P6"/>
      <text:p text:style-name="P6"><draw:line text:anchor-type="paragraph" draw:z-index="3" draw:name="Línea 1" draw:style-name="gr20" draw:text-style-name="P35" svg:x1="7.316cm" svg:y1="0.291cm" svg:x2="5.355cm" svg:y2="1.505cm"><text:p/></draw:line><draw:line text:anchor-type="paragraph" draw:z-index="4" draw:name="Línea 2" draw:style-name="gr20" draw:text-style-name="P35" svg:x1="8.468cm" svg:y1="0.259cm" svg:x2="10.618cm" svg:y2="1.566cm"><text:p/></draw:line></text:p>
      <text:p text:style-name="P6"/>
      <text:p text:style-name="P6"><draw:custom-shape text:anchor-type="paragraph" draw:z-index="1" draw:name="Forma 2" draw:style-name="gr22" draw:text-style-name="P27" svg:width="5.509cm" svg:height="1.151cm" svg:x="1.249cm" svg:y="0.191cm"><text:p text:style-name="P35"><text:span text:style-name="T20">Post Create</text:span></text:p><draw:enhanced-geometry svg:viewBox="0 0 21600 21600" draw:type="rectangle" draw:enhanced-path="M 0 0 L 21600 0 21600 21600 0 21600 0 0 Z N"/></draw:custom-shape><draw:custom-shape text:anchor-type="paragraph" draw:z-index="2" draw:name="Forma 3" draw:style-name="gr21" draw:text-style-name="P37" svg:width="4.765cm" svg:height="1.121cm" svg:x="10.211cm" svg:y="0.407cm"><text:p text:style-name="P36"><text:span text:style-name="T21">Post Reader</text:span>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list xml:id="list3553312027" text:style-name="L1">
        <text:list-item>
          <text:p text:style-name="P9"><text:span text:style-name="T1">Por un lado tenemos una pagina donde creamos el post <text:s/>y esto se realizaría solo por los administradores.</text:span></text:p>
        </text:list-item>
      </text:list>
      <text:p text:style-name="P7"/>
      <text:list xml:id="list185443118818639" text:continue-numbering="true" text:style-name="L1">
        <text:list-item>
          <text:p text:style-name="P9"><text:span text:style-name="T1">El reader seria la parte donde se muestra el post de forma publica.</text:span></text:p>
        </text:list-item>
      </text:list>
      <text:p text:style-name="P8"/>
      <text:p text:style-name="P8"/>
      <text:h text:style-name="Heading_20_2" text:outline-level="2"><draw:custom-shape text:anchor-type="paragraph" draw:z-index="6" draw:name="Forma 5" draw:style-name="gr18" draw:text-style-name="P27" svg:width="14.786cm" svg:height="0.546cm" svg:x="0.656cm" svg:y="2.261cm"><text:p text:style-name="P35"><text:span text:style-name="T20">Pagina</text:span></text:p><draw:enhanced-geometry svg:viewBox="0 0 21600 21600" draw:type="rectangle" draw:enhanced-path="M 0 0 L 21600 0 21600 21600 0 21600 0 0 Z N"/></draw:custom-shape><draw:custom-shape text:anchor-type="paragraph" draw:z-index="7" draw:name="Forma 6" draw:style-name="gr17" draw:text-style-name="P27" svg:width="2.894cm" svg:height="4.982cm" svg:x="0.658cm" svg:y="2.962cm"><text:p text:style-name="P35"><text:span text:style-name="T20"/></text:p><draw:enhanced-geometry svg:viewBox="0 0 21600 21600" draw:type="rectangle" draw:enhanced-path="M 0 0 L 21600 0 21600 21600 0 21600 0 0 Z N"/></draw:custom-shape><draw:custom-shape text:anchor-type="paragraph" draw:z-index="10" draw:name="Forma 10" draw:style-name="gr16" draw:text-style-name="P27" svg:width="11.702cm" svg:height="4.947cm" svg:x="3.739cm" svg:y="2.962cm"><text:p text:style-name="P35"><text:span text:style-name="T20">Post Create</text:span></text:p><draw:enhanced-geometry svg:viewBox="0 0 21600 21600" draw:type="rectangle" draw:enhanced-path="M 0 0 L 21600 0 21600 21600 0 21600 0 0 Z N"/></draw:custom-shape><draw:ellipse text:anchor-type="paragraph" draw:z-index="12" draw:name="Arco de elipse 1" draw:style-name="gr14" draw:text-style-name="P34" svg:width="7.838cm" svg:height="2.756cm" svg:x="1.18cm" svg:y="5.826cm" draw:kind="arc" draw:start-angle="57.43" draw:end-angle="110.29"><text:p/></draw:ellipse><draw:frame text:anchor-type="paragraph" draw:z-index="13" draw:name="Marco de texto 1" draw:style-name="gr13" draw:text-style-name="P33" svg:width="2.687cm" svg:height="1.853cm" svg:x="4.537cm" svg:y="6.384cm"><draw:text-box><text:p text:style-name="P32"><text:span text:style-name="T19">Drag and </text:span><text:span text:style-name="T19">drop</text:span></text:p></draw:text-box></draw:frame><draw:custom-shape text:anchor-type="paragraph" draw:z-index="14" draw:name="Forma 11" draw:style-name="gr12" draw:text-style-name="P27" svg:width="9.813cm" svg:height="1.123cm" svg:x="4.415cm" svg:y="3.149cm"><text:p text:style-name="P26">section</text:p><draw:enhanced-geometry svg:viewBox="0 0 21600 21600" draw:type="rectangle" draw:enhanced-path="M 0 0 L 21600 0 21600 21600 0 21600 0 0 Z N"/></draw:custom-shape>Funcionamiento de Post Create:</text:h>
      <text:p text:style-name="P7"/>
      <text:p text:style-name="P7"><draw:custom-shape text:anchor-type="paragraph" draw:z-index="5" draw:name="Forma 4" draw:style-name="gr19" draw:text-style-name="P27" svg:width="5.695cm" svg:height="0.489cm" svg:x="5.015cm" svg:y="0.071cm"><text:p text:style-name="P35"><text:span text:style-name="T20">Post Create</text:span></text:p><draw:enhanced-geometry svg:viewBox="0 0 21600 21600" draw:type="rectangle" draw:enhanced-path="M 0 0 L 21600 0 21600 21600 0 21600 0 0 Z N"/></draw:custom-shape></text:p>
      <text:p text:style-name="P7"/>
      <text:p text:style-name="P7"><draw:custom-shape text:anchor-type="paragraph" draw:z-index="22" draw:name="Forma 18" draw:style-name="gr4" draw:text-style-name="P27" svg:width="2.894cm" svg:height="0.77cm" svg:x="0.658cm" svg:y="0.286cm"><text:p text:style-name="P26">Nuevo...</text:p><draw:enhanced-geometry svg:viewBox="0 0 21600 21600" draw:type="rectangle" draw:enhanced-path="M 0 0 L 21600 0 21600 21600 0 21600 0 0 Z N"/></draw:custom-shape></text:p>
      <text:p text:style-name="P7"/>
      <text:p text:style-name="P7"><draw:custom-shape text:anchor-type="paragraph" draw:z-index="8" draw:name="Forma 7" draw:style-name="gr15" draw:text-style-name="P27" svg:width="2.894cm" svg:height="1.123cm" svg:x="0.658cm" svg:y="0.273cm"><text:p text:style-name="P26">section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><draw:custom-shape text:anchor-type="paragraph" draw:z-index="9" draw:name="Forma 8" draw:style-name="gr15" draw:text-style-name="P27" svg:width="2.894cm" svg:height="1.123cm" svg:x="0.658cm" svg:y="0.092cm"><text:p text:style-name="P26">section</text:p><draw:enhanced-geometry svg:viewBox="0 0 21600 21600" draw:type="rectangle" draw:enhanced-path="M 0 0 L 21600 0 21600 21600 0 21600 0 0 Z N"/></draw:custom-shape></text:p>
      <text:p text:style-name="P7"/>
      <text:p text:style-name="P7"><draw:custom-shape text:anchor-type="paragraph" draw:z-index="11" draw:name="Forma 9" draw:style-name="gr15" draw:text-style-name="P27" svg:width="2.894cm" svg:height="1.123cm" svg:x="0.658cm" svg:y="0.457cm"><text:p text:style-name="P26">section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16">Un boton “Nuevo” para instalar nuevas secciones.</text:p>
      <text:p text:style-name="P16"/>
      <text:p text:style-name="P7">En la columna de la izquierda aparecen las <text:span text:style-name="T2">secciones</text:span> que se van arrastrando al <text:span text:style-name="T2">viewport de muestra </text:span>y se van colocando con un <text:span text:style-name="T2">orden</text:span>.</text:p>
      <text:p text:style-name="P7"/>
      <text:p text:style-name="P7">Cada <text:span text:style-name="T2">seccion</text:span> que se arrastra se guarda en la base de datos cuando el usuario le da a guardar. Mas adelante se explicarán mas acerca de la base de datos.</text:p>
      <text:p text:style-name="P7"><text:soft-page-break/></text:p>
      <text:h text:style-name="Heading_20_3" text:outline-level="3">Base de datos - Post</text:h>
      <text:p text:style-name="P7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F"/>
        <table:table-row>
          <table:table-cell table:style-name="Tabla2.A1" office:value-type="string">
            <text:p text:style-name="P18">Id</text:p>
          </table:table-cell>
          <table:table-cell table:style-name="Tabla2.A1" office:value-type="string">
            <text:p text:style-name="P19">Titulo</text:p>
          </table:table-cell>
          <table:table-cell table:style-name="Tabla2.A1" office:value-type="string">
            <text:p text:style-name="P19">Img</text:p>
          </table:table-cell>
          <table:table-cell table:style-name="Tabla2.A1" office:value-type="string">
            <text:p text:style-name="P19">Decripcion corta</text:p>
          </table:table-cell>
          <table:table-cell table:style-name="Tabla2.A1" office:value-type="string">
            <text:p text:style-name="P19">Fecha</text:p>
          </table:table-cell>
          <table:table-cell table:style-name="Tabla2.F1" office:value-type="string">
            <text:p text:style-name="P19">Author</text:p>
          </table:table-cell>
        </table:table-row>
      </table:table>
      <text:p text:style-name="P7"/>
      <text:p text:style-name="P7"/>
      <text:p text:style-name="P7"/>
      <text:p text:style-name="P7"/>
      <text:p text:style-name="P7">A continuación se describirá en que consiste una seccion al detalle.</text:p>
      <text:p text:style-name="P7"/>
      <text:h text:style-name="Heading_20_2" text:outline-level="2">Seccion</text:h>
      <text:p text:style-name="P7">Una seccion representa un espacio dentro del post, con un patron de diseño y funcionalidad para subir los datos dentro de cada espacio como por ejemplo una imagen que se muestra a la derecha de la seccion junto a un texto a la izquierda:</text:p>
      <text:p text:style-name="P7"/>
      <text:p text:style-name="P7"><draw:custom-shape text:anchor-type="paragraph" draw:z-index="19" draw:name="Forma 15" draw:style-name="gr7" draw:text-style-name="P27" svg:width="6.203cm" svg:height="0.779cm" svg:x="11.021cm" svg:y="0.102cm"><text:p text:style-name="P26">titulo</text:p><draw:enhanced-geometry svg:viewBox="0 0 21600 21600" draw:type="rectangle" draw:enhanced-path="M 0 0 L 21600 0 21600 21600 0 21600 0 0 Z N"/></draw:custom-shape><draw:custom-shape text:anchor-type="paragraph" draw:z-index="17" draw:name="Forma 13" draw:style-name="gr9" draw:text-style-name="P27" svg:width="2.777cm" svg:height="2.345cm" svg:x="8.244cm" svg:y="0.092cm"><text:p text:style-name="P26">Subir img</text:p><draw:enhanced-geometry svg:viewBox="0 0 21600 21600" draw:type="rectangle" draw:enhanced-path="M 0 0 L 21600 0 21600 21600 0 21600 0 0 Z N"/></draw:custom-shape></text:p>
      <text:p text:style-name="P7"><draw:custom-shape text:anchor-type="paragraph" draw:z-index="15" draw:name="Forma 12" draw:style-name="gr11" draw:text-style-name="P27" svg:width="6.203cm" svg:height="1.123cm" svg:x="0.028cm" svg:y="0.041cm"><text:p text:style-name="P26">Section <text:s/>Patron</text:p><draw:enhanced-geometry svg:viewBox="0 0 21600 21600" draw:type="rectangle" draw:enhanced-path="M 0 0 L 21600 0 21600 21600 0 21600 0 0 Z N"/></draw:custom-shape><draw:frame text:anchor-type="paragraph" draw:z-index="16" draw:name="Marco de texto 2" draw:style-name="gr10" draw:text-style-name="P31" svg:width="2.336cm" svg:height="0.895cm" svg:x="6.507cm" svg:y="0.206cm"><draw:text-box><text:p><text:span text:style-name="T18">=</text:span></text:p></draw:text-box></draw:frame><draw:custom-shape text:anchor-type="paragraph" draw:z-index="18" draw:name="Forma 14" draw:style-name="gr8" draw:text-style-name="P27" svg:width="6.203cm" svg:height="1.557cm" svg:x="11.021cm" svg:y="0.393cm"><text:p text:style-name="P26">Escribir texto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h text:style-name="Heading_20_2" text:outline-level="2">Colocacion de Seccion dentro de Post - Reader</text:h>
      <text:p text:style-name="P12">Para lograr esto se necesita:</text:p>
      <text:p text:style-name="P12"/>
      <text:list xml:id="list312592710" text:style-name="L3">
        <text:list-item>
          <text:p text:style-name="P10"><text:span text:style-name="T4">Se debe respetar el orden de la secciones colocadas por el usuario.</text:span></text:p>
        </text:list-item>
        <text:list-item>
          <text:p text:style-name="P10"><text:span text:style-name="T4">El código debe tener una forma para saber que patron de diseño debe implementar con los datos de la base de datos.</text:span></text:p>
        </text:list-item>
        <text:list-item>
          <text:p text:style-name="P10"><text:span text:style-name="T4">Se debe diseñar la base de datos para que sea compatible con esta arquitectura.<text:tab/></text:span></text:p>
        </text:list-item>
      </text:list>
      <text:p text:style-name="P12"/>
      <text:p text:style-name="P12">Propuestas para la soluccion de estos problemas:</text:p>
      <text:p text:style-name="P12"/>
      <text:list xml:id="list594399257" text:style-name="L4">
        <text:list-item>
          <text:p text:style-name="P13">Al almacenar los datos de una seccion es necesario tener un campo , Único dentro del ámbito de cada seccion para determinar en que orden se deben colocar las secciones.</text:p>
          <text:p text:style-name="P13"/>
        </text:list-item>
        <text:list-item>
          <text:p text:style-name="P13">Cada seccion es un componente de React y se podrá cargar de forma dinámica (<text:span text:style-name="T2">import dinámico</text:span>) <text:s/>que definirá una maquetización y estilo únicos y se tendrán que instalar eso determinará una url para el css y otra url para el js y se cargará cuando asi lo indique la consulta a la base de datos.</text:p>
          <text:p text:style-name="P13"/>
        </text:list-item>
        <text:list-item>
          <text:p text:style-name="P13">Propuesta de diseño de las tablas necesarias para las secciones: </text:p>
          <text:p text:style-name="P13"/>
        </text:list-item>
      </text:list>
      <text:h text:style-name="Heading_20_3" text:outline-level="3"><text:soft-page-break/><text:span text:style-name="T4">B</text:span>ase de datos - seccion</text:h>
      <text:list xml:id="list4142008828" text:style-name="L5">
        <text:list-header>
          <text:p text:style-name="P11"><text:span text:style-name="T3"/></text:p>
          <text:p text:style-name="P11"><text:span text:style-name="T3">seccion install : </text:span><text:span text:style-name="T6">Datos de la instalacion y dependencias para la carga dinámica</text:span><text:span text:style-name="T3">.</text:span></text:p>
        </text:list-header>
      </text:list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E"/>
        <table:table-row table:style-name="Tabla1.1">
          <table:table-cell table:style-name="Tabla1.A1" office:value-type="string">
            <text:p text:style-name="P19">Id</text:p>
          </table:table-cell>
          <table:table-cell table:style-name="Tabla1.A1" office:value-type="string">
            <text:p text:style-name="P19">Src js</text:p>
          </table:table-cell>
          <table:table-cell table:style-name="Tabla1.A1" office:value-type="string">
            <text:p text:style-name="P19">Src css</text:p>
          </table:table-cell>
          <table:table-cell table:style-name="Tabla1.A1" office:value-type="string">
            <text:p text:style-name="P19">author</text:p>
          </table:table-cell>
          <table:table-cell table:style-name="Tabla1.E1" office:value-type="string">
            <text:p text:style-name="P19">Fecha instalacion</text:p>
          </table:table-cell>
        </table:table-row>
      </table:table>
      <text:p text:style-name="P15"/>
      <text:list xml:id="list185442375027919" text:continue-numbering="true" text:style-name="L5">
        <text:list-header>
          <text:p text:style-name="P11"><text:span text:style-name="T3"/></text:p>
          <text:p text:style-name="P14"><text:span text:style-name="T2">Seccion : <text:s/></text:span><text:span text:style-name="T5">Representa una seccion para un post.</text:span></text:p>
        </text:list-header>
      </text:list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9">Id </text:p>
          </table:table-cell>
          <table:table-cell table:style-name="Tabla3.A1" office:value-type="string">
            <text:p text:style-name="P19">id_install</text:p>
          </table:table-cell>
          <table:table-cell table:style-name="Tabla3.A1" office:value-type="string">
            <text:p text:style-name="P19">id_post</text:p>
          </table:table-cell>
          <table:table-cell table:style-name="Tabla3.D1" office:value-type="string">
            <text:p text:style-name="P19">order</text:p>
          </table:table-cell>
        </table:table-row>
      </table:table>
      <text:list xml:id="list185442489950636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4"><text:span text:style-name="T5"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5"><text:tab/></text:span></text:p>
      <text:p text:style-name="P12"><text:span text:style-name="T5"><text:tab/></text:span><text:span text:style-name="T2">meta</text:span><text:span text:style-name="T5">: Representa un dato para una seccion</text:span></text:p>
      <table:table table:name="Tabla4" table:style-name="Tabla4">
        <table:table-column table:style-name="Tabla4.A" table:number-columns-repeated="4"/>
        <table:table-row>
          <table:table-cell table:style-name="Tabla4.A1" office:value-type="string">
            <text:p text:style-name="P19">Id</text:p>
          </table:table-cell>
          <table:table-cell table:style-name="Tabla4.A1" office:value-type="string">
            <text:p text:style-name="P19">id_seccion</text:p>
          </table:table-cell>
          <table:table-cell table:style-name="Tabla4.A1" office:value-type="string">
            <text:p text:style-name="P19">Type</text:p>
          </table:table-cell>
          <table:table-cell table:style-name="Tabla4.D1" office:value-type="string">
            <text:p text:style-name="P19">value</text:p>
          </table:table-cell>
        </table:table-row>
      </table:table>
      <text:p text:style-name="P12">Id<text:tab/><text:tab/><text:tab/><text:tab/>pertenece a….<text:tab/><text:tab/> tipo (text,img,title)<text:tab/><text:tab/>valor</text:p>
      <text:p text:style-name="P12"/>
      <text:p text:style-name="P12"/>
      <text:h text:style-name="P3" text:outline-level="2">Carga dinámica</text:h>
      <text:h text:style-name="P4" text:outline-level="2"><text:span text:style-name="T4">Se define el método para poder cargar nuevas secciones de forma grafica para conseguir que las opciones del diseño de un post sea escalable.</text:span> </text:h>
      <text:p text:style-name="P21"><text:span text:style-name="T7"/></text:p>
      <text:p text:style-name="P22"><text:span text:style-name="T7">Para poder cargar un componente de forma dinámica y utilizarlo si es necesario se debe utilizar el metodo de importacion dinámica de javascript de la siguiente manera:</text:span></text:p>
      <text:p text:style-name="P22"><draw:custom-shape text:anchor-type="paragraph" draw:z-index="20" draw:name="Forma 16" draw:style-name="gr6" draw:text-style-name="P30" svg:width="17.058cm" svg:height="3.333cm" svg:x="-0.092cm" svg:y="0.57cm"><text:p text:style-name="P29"><text:span text:style-name="T14"><text:s text:c="2"/></text:span><text:span text:style-name="T15"><text:s text:c="5"/></text:span><text:span text:style-name="T15">Nota</text:span><text:span text:style-name="T16">!</text:span></text:p><text:p text:style-name="P29"><text:span text:style-name="T17"><text:tab/></text:span><text:span text:style-name="T17">La expresión </text:span><text:span text:style-name="T17">import(module) carga el modulo y </text:span><text:span text:style-name="T17">devuelve una promesa</text:span></text:p><text:p text:style-name="P29"><text:span text:style-name="T17"><text:s text:c="18"/></text:span><text:span text:style-name="T17">Que se resuelve en un </text:span><text:span text:style-name="T17">objeto de módulo que contiene todas </text:span><text:span text:style-name="T17">sus expostaciones.</text:span></text:p><text:p text:style-name="P29"><text:span text:style-name="T17"/></text:p><text:p text:style-name="P29"><text:span text:style-name="T17"><text:s text:c="18"/></text:span><text:span text:style-name="T17">Se puede llamar desde </text:span><text:span text:style-name="T17">cualquier lugar del código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draw:custom-shape text:anchor-type="paragraph" draw:z-index="21" draw:name="Forma 17" draw:style-name="gr5" draw:text-style-name="P28" svg:width="16.624cm" svg:height="5.606cm" svg:x="0.189cm" svg:y="-0.026cm"><text:p text:style-name="P24"><text:span text:style-name="T12"/></text:p><text:p text:style-name="P24"><text:span text:style-name="T12"><text:tab/></text:span><text:span text:style-name="T13">let modulePath = prompt("¿Qué modulo cargar?"); <text:s text:c="6"/>// obtener src de la base de datos</text:span></text:p><text:p text:style-name="P24"><text:span text:style-name="T13"/></text:p><text:p text:style-name="P24"><text:span text:style-name="T13"><text:tab/></text:span><text:span text:style-name="T13">import(modulePath)</text:span></text:p><text:p text:style-name="P24"><text:span text:style-name="T13"><text:s text:c="2"/></text:span><text:span text:style-name="T13"><text:tab/></text:span><text:span text:style-name="T13"><text:tab/></text:span><text:span text:style-name="T13"> <text:s text:c="33"/></text:span><text:span text:style-name="T13">.then(obj =&gt; &lt;module object&gt;)</text:span></text:p><text:p text:style-name="P24"><text:span text:style-name="T13"><text:s text:c="2"/></text:span><text:span text:style-name="T13"><text:tab/></text:span><text:span text:style-name="T13"> <text:s text:c="33"/></text:span><text:span text:style-name="T13">.catch(err =&gt; &lt;loading error, e.g. if no such module&gt;)</text:span></text:p><text:p text:style-name="P24"><text:span text:style-name="T13"><text:tab/></text:span><text:span text:style-name="T13">//otra opcion</text:span></text:p><text:p text:style-name="P24"><text:span text:style-name="T13"/></text:p><text:p text:style-name="P24"><text:span text:style-name="T13"><text:tab/></text:span><text:span text:style-name="T13"><text:tab/></text:span><text:span text:style-name="T13"><text:tab/></text:span><text:span text:style-name="T13">let module = await import(modulePath)</text:span></text:p><text:p text:style-name="P24"><text:span text:style-name="T13"/></text:p><text:p text:style-name="P24"><text:span text:style-name="T13"><text:s text:c="11"/></text:span><text:span text:style-name="T13">Ejemplo : <text:s text:c="2"/>https://es.javascript.info/modules-dynamic-imports</text:span></text:p><draw:enhanced-geometry svg:viewBox="0 0 21600 21600" draw:type="rectangle" draw:enhanced-path="M 0 0 L 21600 0 21600 21600 0 21600 0 0 Z N"/></draw:custom-shape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h text:style-name="Heading_20_2" text:outline-level="2"><text:soft-page-break/>Proceso de instalacion de una seccion</text:h>
      <text:p text:style-name="P23">Sistema de ficheros carpeta del componente post</text:p>
      <text:p text:style-name="P23">./PostGraph/Reader.js</text:p>
      <text:p text:style-name="P23">./PostGraph/Create.js</text:p>
      <text:p text:style-name="P23">./css/Reader.css</text:p>
      <text:p text:style-name="P23">./css/Create.css</text:p>
      <text:p text:style-name="P23">./PostGraph/Plugins/Sections <text:s text:c="7"/>- <text:span text:style-name="T10">Se almacenaran los secciones para implementar</text:span></text:p>
      <text:h text:style-name="Heading_20_3" text:outline-level="3">Almacenamiento de los ficheros</text:h>
      <text:p text:style-name="Text_20_body">./<text:span text:style-name="T9">post/section</text:span></text:p>
      <text:h text:style-name="Heading_20_3" text:outline-level="3">Instalacion de la base de datos</text:h>
      <text:p text:style-name="Text_20_body"/>
      <text:p text:style-name="P23">Create Post &gt; nuevo… <text:s text:c="3"/>Abrir Ventana de instalacion para una nueva seccion</text:p>
      <text:p text:style-name="P23"><draw:custom-shape text:anchor-type="paragraph" draw:z-index="23" draw:name="Forma 19" draw:style-name="gr3" draw:text-style-name="P25" svg:width="16.375cm" svg:height="4.13cm" svg:x="0.125cm" svg:y="-0.071cm"><text:p text:style-name="P24"><text:span text:style-name="T11">Instalacion – </text:span><text:span text:style-name="T11">Obtener Datos</text:span></text:p><text:p text:style-name="P24"><text:span text:style-name="T11"/></text:p><text:p text:style-name="P24"><text:span text:style-name="T11"><text:s text:c="9"/></text:span><text:span text:style-name="T11">Author</text:span></text:p><text:p text:style-name="P24"><text:span text:style-name="T11"><text:tab/></text:span></text:p><text:p text:style-name="P24"><text:span text:style-name="T11"><text:s text:c="9"/></text:span><text:span text:style-name="T11">Fichero js </text:span><text:span text:style-name="T11"><text:s text:c="26"/></text:span><text:span text:style-name="T11"><text:s text:c="9"/>Fichero </text:span><text:span text:style-name="T11">css</text:span></text:p><text:p text:style-name="P24"><text:span text:style-name="T11"/></text:p><text:p text:style-name="P24"><text:span text:style-name="T11"/></text:p><text:p text:style-name="P24"><text:span text:style-name="T11"><text:tab/></text:span><text:span text:style-name="T11"><text:tab/></text:span><text:span text:style-name="T11"><text:tab/></text:span><text:span text:style-name="T11"><text:tab/></text:span><text:span text:style-name="T11">Fichero </text:span><text:span text:style-name="T11">cargado!.. | </text:span><text:span text:style-name="T11">Error al cargar </text:span><text:span text:style-name="T11">el fichero</text:span></text:p><text:p text:style-name="P24"><text:span text:style-name="T11"/></text:p><text:p text:style-name="P24"><text:span text:style-name="T11"/></text:p><text:p text:style-name="P24"><text:span text:style-name="T11"><text:s text:c="9"/></text:span></text:p><draw:enhanced-geometry svg:viewBox="0 0 21600 21600" draw:type="rectangle" draw:enhanced-path="M 0 0 L 21600 0 21600 21600 0 21600 0 0 Z N"/></draw:custom-shape></text:p>
      <text:p text:style-name="P23"><draw:custom-shape text:anchor-type="paragraph" draw:z-index="24" draw:name="Forma 20" draw:style-name="gr2" svg:width="7.192cm" svg:height="0.685cm" svg:x="2.99cm" svg:y="0.0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3"><draw:custom-shape text:anchor-type="paragraph" draw:z-index="25" draw:name="Forma 21" draw:style-name="gr1" svg:width="2.491cm" svg:height="0.685cm" svg:x="3.022cm" svg:y="0.203cm"><text:p>Cargar File..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Forma 22" draw:style-name="gr1" svg:width="2.491cm" svg:height="0.685cm" svg:x="9.061cm" svg:y="0.235cm"><text:p>Cargar File..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3"/>
      <text:p text:style-name="P23"/>
      <text:p text:style-name="P23"/>
      <text:p text:style-name="P23">Guardar fichero en un carpeta del servidor …..</text:p>
      <text:p text:style-name="P23">Obtener url de carga …</text:p>
      <text:p text:style-name="P23"><text:tab/><text:tab/>guardar en la base de datos</text:p>
      <text:p text:style-name="P23"/>
      <table:table table:name="Tabla5" table:style-name="Tabla5">
        <table:table-column table:style-name="Tabla5.A" table:number-columns-repeated="2"/>
        <table:table-column table:style-name="Tabla5.C"/>
        <table:table-column table:style-name="Tabla5.A"/>
        <table:table-column table:style-name="Tabla5.E"/>
        <table:table-row table:style-name="Tabla5.1">
          <table:table-cell table:style-name="Tabla5.A1" office:value-type="string">
            <text:p text:style-name="P20">Id</text:p>
          </table:table-cell>
          <table:table-cell table:style-name="Tabla5.A1" office:value-type="string">
            <text:p text:style-name="P20">Src js</text:p>
          </table:table-cell>
          <table:table-cell table:style-name="Tabla5.A1" office:value-type="string">
            <text:p text:style-name="P20">Src css</text:p>
          </table:table-cell>
          <table:table-cell table:style-name="Tabla5.A1" office:value-type="string">
            <text:p text:style-name="P20">author</text:p>
          </table:table-cell>
          <table:table-cell table:style-name="Tabla5.E1" office:value-type="string">
            <text:p text:style-name="P20">Fecha instalacion</text:p>
          </table:table-cell>
        </table:table-row>
      </table:table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inkMacSystemFont" svg:font-family="BlinkMacSystemFont, apple-system"/>
    <style:font-face style:name="BlinkMacSystemFont1" svg:font-family="BlinkMacSystemFont, apple-system, 'Segoe UI', Roboto, Helvetica, Arial, sans-serif"/>
    <style:font-face style:name="Consolas" svg:font-family="Consolas, 'Lucida Console'"/>
    <style:font-face style:name="Consolas1" svg:font-family="Consolas, 'Lucida Console', Menlo, Monaco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</office:font-face-decls>
  <office:styles>
    <draw:marker draw:name="Puntas_20_de_20_flecha_20_1" draw:display-name="Puntas de flecha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urce Han Sans CN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urce Han Sans CN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015f" officeooo:paragraph-rsid="001a015f"/>
    </style:style>
    <style:style style:name="MT1" style:family="text">
      <style:text-properties officeooo:rsid="001a7310"/>
    </style:style>
    <style:page-layout style:name="Mpm1">
      <style:page-layout-properties fo:page-width="21.001cm" fo:page-height="28.199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iseño Post <text:tab/> <text:s text:c="2"/><text:span text:style-name="MT1">javascript – node - React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6:29:57.777475303</meta:creation-date>
    <dc:date>2023-02-18T18:54:38.981827244</dc:date>
    <meta:editing-duration>PT2H24M36S</meta:editing-duration>
    <meta:editing-cycles>9</meta:editing-cycles>
    <meta:generator>LibreOffice/7.4.5.1$Linux_X86_64 LibreOffice_project/40$Build-1</meta:generator>
    <meta:document-statistic meta:table-count="5" meta:image-count="0" meta:object-count="0" meta:page-count="4" meta:paragraph-count="73" meta:word-count="558" meta:character-count="3219" meta:non-whitespace-character-count="2707"/>
  </office:meta>
</office:document-meta>
</file>